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wiss" style:font-pitch="variable"/>
    <style:font-face style:name="FreeSans1" svg:font-family="FreeSans" style:font-family-generic="swiss" style:font-pitch="variable"/>
    <style:font-face style:name="FreeSans" svg:font-family="FreeSans" style:font-adornments="Regular" style:font-family-generic="swiss" style:font-pitch="variable"/>
    <style:font-face style:name="Liberation Serif1" svg:font-family="'Liberation Serif'" style:font-family-generic="swiss"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Noto Sans Devanagari1" svg:font-family="'Noto Sans Devanagari'" style:font-family-generic="swiss" style:font-pitch="variable"/>
    <style:font-face style:name="Noto Serif CJK SC1" svg:font-family="'Noto Serif CJK SC'"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writing-mode="lr-tb"/>
      <style:text-properties fo:color="#000000"/>
    </style:style>
    <style:style style:name="P2" style:family="paragraph" style:parent-style-name="Standard">
      <style:paragraph-properties fo:text-align="center" style:justify-single-word="false" style:writing-mode="lr-tb"/>
      <style:text-properties fo:color="#000000"/>
    </style:style>
    <style:style style:name="P3" style:family="paragraph" style:parent-style-name="Standard">
      <style:paragraph-properties fo:text-align="start" style:justify-single-word="false" style:writing-mode="lr-tb"/>
    </style:style>
    <style:style style:name="P4" style:family="paragraph" style:parent-style-name="Title" style:master-page-name="Standard">
      <style:paragraph-properties fo:margin-top="0.423cm" fo:margin-bottom="0.212cm" loext:contextual-spacing="false" style:page-number="auto" style:writing-mode="lr-tb"/>
      <style:text-properties fo:color="#000000" style:font-name="Noto Sans" fo:font-size="24pt" style:font-size-asian="24pt" style:font-size-complex="24pt"/>
    </style:style>
    <style:style style:name="P5" style:family="paragraph" style:parent-style-name="Standard">
      <style:paragraph-properties fo:text-align="start" style:justify-single-word="false" style:writing-mode="lr-tb"/>
      <style:text-properties fo:color="#000000"/>
    </style:style>
    <style:style style:name="P6" style:family="paragraph" style:parent-style-name="Standard">
      <style:paragraph-properties fo:text-align="start" style:justify-single-word="false" style:writing-mode="lr-tb"/>
    </style:style>
    <style:style style:name="P7" style:family="paragraph" style:parent-style-name="Standard">
      <style:paragraph-properties fo:text-align="start" style:justify-single-word="false" style:writing-mode="lr-tb"/>
      <style:text-properties officeooo:paragraph-rsid="001e6cc9"/>
    </style:style>
    <style:style style:name="P8" style:family="paragraph" style:parent-style-name="Standard">
      <style:paragraph-properties fo:text-align="start" style:justify-single-word="false" style:writing-mode="lr-tb"/>
      <style:text-properties officeooo:rsid="001e6cc9" officeooo:paragraph-rsid="001e6cc9"/>
    </style:style>
    <style:style style:name="P9" style:family="paragraph" style:parent-style-name="Standard">
      <style:paragraph-properties fo:text-align="start" style:justify-single-word="false" style:writing-mode="lr-tb"/>
      <style:text-properties fo:font-size="15pt" fo:font-weight="bold" officeooo:rsid="001f0f95" officeooo:paragraph-rsid="001f0f95" style:font-size-asian="15pt" style:font-weight-asian="bold" style:font-size-complex="15pt" style:font-weight-complex="bold"/>
    </style:style>
    <style:style style:name="P10" style:family="paragraph" style:parent-style-name="Standard">
      <style:paragraph-properties fo:text-align="start" style:justify-single-word="false" style:writing-mode="lr-tb"/>
      <style:text-properties fo:font-size="15pt" fo:font-style="normal" fo:font-weight="bold" officeooo:rsid="00247971" officeooo:paragraph-rsid="00247971" style:font-size-asian="15pt" style:font-style-asian="normal" style:font-weight-asian="bold" style:font-size-complex="15pt" style:font-style-complex="normal" style:font-weight-complex="bold"/>
    </style:style>
    <style:style style:name="P11" style:family="paragraph" style:parent-style-name="Standard">
      <style:paragraph-properties fo:text-align="start" style:justify-single-word="false" style:writing-mode="lr-tb"/>
      <style:text-properties officeooo:rsid="001f0f95" officeooo:paragraph-rsid="001f0f95"/>
    </style:style>
    <style:style style:name="P12" style:family="paragraph" style:parent-style-name="Standard">
      <style:paragraph-properties fo:text-align="start" style:justify-single-word="false" style:writing-mode="lr-tb"/>
      <style:text-properties fo:font-size="12pt" fo:font-style="normal" officeooo:rsid="001f0f95" officeooo:paragraph-rsid="001f0f95" style:font-size-asian="10.5pt" style:font-style-asian="normal" style:font-size-complex="12pt" style:font-style-complex="normal"/>
    </style:style>
    <style:style style:name="P13" style:family="paragraph" style:parent-style-name="Standard">
      <style:paragraph-properties fo:text-align="start" style:justify-single-word="false" style:writing-mode="lr-tb"/>
      <style:text-properties fo:font-size="12pt" fo:font-style="normal" officeooo:rsid="00207208" officeooo:paragraph-rsid="00207208" style:font-size-asian="10.5pt" style:font-style-asian="normal" style:font-size-complex="12pt" style:font-style-complex="normal"/>
    </style:style>
    <style:style style:name="P14" style:family="paragraph" style:parent-style-name="Standard">
      <style:paragraph-properties fo:text-align="start" style:justify-single-word="false" style:writing-mode="lr-tb"/>
      <style:text-properties fo:font-size="12pt" fo:font-style="normal" officeooo:rsid="00217610" officeooo:paragraph-rsid="00217610" style:font-size-asian="10.5pt" style:font-style-asian="normal" style:font-size-complex="12pt" style:font-style-complex="normal"/>
    </style:style>
    <style:style style:name="P15" style:family="paragraph" style:parent-style-name="Standard">
      <style:paragraph-properties fo:text-align="start" style:justify-single-word="false" style:writing-mode="lr-tb"/>
      <style:text-properties fo:font-size="12pt" fo:font-style="normal" officeooo:rsid="00247971" officeooo:paragraph-rsid="00247971" style:font-size-asian="10.5pt" style:font-style-asian="normal" style:font-size-complex="12pt" style:font-style-complex="normal"/>
    </style:style>
    <style:style style:name="P16" style:family="paragraph" style:parent-style-name="Standard">
      <style:paragraph-properties fo:text-align="start" style:justify-single-word="false" style:writing-mode="lr-tb"/>
      <style:text-properties fo:font-size="12pt" fo:font-style="normal" style:text-underline-style="solid" style:text-underline-width="auto" style:text-underline-color="font-color" fo:font-weight="bold" officeooo:rsid="00207208" officeooo:paragraph-rsid="00207208" style:font-size-asian="10.5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style:writing-mode="lr-tb"/>
      <style:text-properties fo:font-size="20pt" fo:font-weight="bold" officeooo:rsid="001e6cc9" officeooo:paragraph-rsid="001e6cc9" style:font-size-asian="20pt" style:font-weight-asian="bold" style:font-size-complex="20pt" style:font-weight-complex="bold"/>
    </style:style>
    <style:style style:name="P18" style:family="paragraph">
      <loext:graphic-properties draw:fill="none" draw:fill-color="#ffffff"/>
      <style:text-properties fo:color="#ffffff" style:font-name="DejaVu Sans" fo:font-size="13pt" fo:background-color="transparent" style:font-size-asian="13pt" style:font-size-complex="13pt"/>
    </style:style>
    <style:style style:name="P19" style:family="paragraph">
      <style:paragraph-properties fo:text-align="center"/>
    </style:style>
    <style:style style:name="P20" style:family="paragraph">
      <loext:graphic-properties draw:fill="none" draw:fill-color="#ffffff"/>
      <style:paragraph-properties fo:text-align="center"/>
      <style:text-properties fo:color="#ffffff" style:font-name="DejaVu Sans" fo:font-size="12pt" style:font-size-asian="12pt" style:font-size-complex="12pt"/>
    </style:style>
    <style:style style:name="P21"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2"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3" style:family="paragraph">
      <loext:graphic-properties draw:fill="solid" draw:fill-color="#81d41a"/>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4" style:family="paragraph">
      <loext:graphic-properties draw:fill="solid" draw:fill-color="#ffffff"/>
      <style:paragraph-properties fo:text-align="center"/>
      <style:text-properties style:font-name="Liberation Sans" fo:font-size="18pt"/>
    </style:style>
    <style:style style:name="P2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000000" style:text-outline="false" style:text-line-through-style="none" style:text-line-through-type="none" style:font-name="FreeSans" fo:font-size="14pt" fo:text-shadow="none" style:text-underline-style="none" style:letter-kerning="true" style:font-name-asian="DejaVu Sans" style:font-name-complex="Noto Sans2" style:text-emphasize="none" style:font-relief="none" style:text-overline-style="none" style:text-overline-color="font-color"/>
    </style:style>
    <style:style style:name="P26" style:family="paragraph">
      <style:paragraph-properties fo:margin-left="0cm" fo:margin-right="0cm" fo:margin-top="0cm" fo:margin-bottom="0cm" fo:line-height="100%" fo:text-indent="0cm" style:writing-mode="lr-tb"/>
    </style:style>
    <style:style style:name="P27"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fo:color="#000000" style:text-outline="false" style:text-line-through-style="none" style:text-line-through-type="none" style:font-name="FreeSans" fo:font-size="14pt" fo:text-shadow="none" style:text-underline-style="none" style:letter-kerning="true" style:font-name-asian="DejaVu Sans" style:font-name-complex="Noto Sans2" style:text-emphasize="none" style:font-relief="none" style:text-overline-style="none" style:text-overline-color="font-color"/>
    </style:style>
    <style:style style:name="P28"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FreeSans" fo:font-size="14pt" fo:text-shadow="none" style:text-underline-style="none" style:letter-kerning="true" style:font-name-asian="DejaVu Sans" style:font-name-complex="Noto Sans2" style:text-emphasize="none" style:font-relief="none" style:text-overline-style="none" style:text-overline-color="font-color"/>
    </style:style>
    <style:style style:name="T1" style:family="text">
      <style:text-properties fo:color="#000000"/>
    </style:style>
    <style:style style:name="T2" style:family="text">
      <style:text-properties fo:color="#000000" fo:font-style="italic" fo:font-weight="bold" style:font-style-asian="italic" style:font-weight-asian="bold" style:font-style-complex="italic" style:font-weight-complex="bold"/>
    </style:style>
    <style:style style:name="T3" style:family="text">
      <style:text-properties fo:color="#000000" fo:font-style="italic" style:font-style-asian="italic" style:font-style-complex="italic"/>
    </style:style>
    <style:style style:name="T4" style:family="text">
      <style:text-properties fo:color="#000000" fo:font-style="italic" fo:font-weight="normal" style:font-style-asian="italic" style:font-weight-asian="normal" style:font-style-complex="italic" style:font-weight-complex="normal"/>
    </style:style>
    <style:style style:name="T5" style:family="text">
      <style:text-properties fo:color="#000000" fo:font-weight="bold" style:font-weight-asian="bold" style:font-weight-complex="bold"/>
    </style:style>
    <style:style style:name="T6" style:family="text">
      <style:text-properties fo:color="#000000" officeooo:rsid="001f0f95"/>
    </style:style>
    <style:style style:name="T7" style:family="text">
      <style:text-properties fo:color="#000000" fo:font-size="13pt" fo:font-style="italic" style:font-size-asian="13pt" style:font-style-asian="italic" style:font-size-complex="13pt" style:font-style-complex="italic"/>
    </style:style>
    <style:style style:name="T8" style:family="text">
      <style:text-properties fo:color="#000000" fo:font-weight="normal" style:font-weight-asian="normal" style:font-weight-complex="normal"/>
    </style:style>
    <style:style style:name="T9" style:family="text">
      <style:text-properties fo:color="#000000" fo:font-weight="normal" officeooo:rsid="00207208" style:font-weight-asian="normal" style:font-weight-complex="normal"/>
    </style:style>
    <style:style style:name="T10" style:family="text">
      <style:text-properties fo:color="#000000" fo:font-weight="normal" officeooo:rsid="00231d5a" style:font-weight-asian="normal" style:font-weight-complex="normal"/>
    </style:style>
    <style:style style:name="T11" style:family="text">
      <style:text-properties fo:color="#000000" officeooo:rsid="001e6cc9"/>
    </style:style>
    <style:style style:name="T12" style:family="text">
      <style:text-properties fo:color="#000000" style:font-name="Liberation Serif" fo:font-size="12pt" fo:language="en" fo:country="IN" officeooo:rsid="00207208" style:letter-kerning="true" style:font-name-asian="Noto Serif CJK SC" style:font-size-asian="12pt" style:language-asian="zh" style:country-asian="CN" style:font-name-complex="Noto Sans Devanagari" style:font-size-complex="12pt" style:language-complex="hi" style:country-complex="IN"/>
    </style:style>
    <style:style style:name="T13" style:family="text">
      <style:text-properties fo:color="#000000" fo:font-size="12pt" fo:font-weight="normal" style:font-size-asian="10.5pt" style:font-weight-asian="normal" style:font-size-complex="12pt" style:font-weight-complex="normal"/>
    </style:style>
    <style:style style:name="T14" style:family="text">
      <style:text-properties fo:color="#ffffff" style:font-name="DejaVu Sans" fo:font-size="13pt" fo:background-color="transparent" style:font-size-asian="13pt" style:font-size-complex="13pt"/>
    </style:style>
    <style:style style:name="T15" style:family="text">
      <style:text-properties fo:color="#ffffff" style:font-name="DejaVu Sans" fo:font-size="12pt" style:font-size-asian="12pt" style:font-size-complex="12pt"/>
    </style:style>
    <style:style style:name="T16" style:family="text">
      <style:text-properties fo:font-variant="normal" fo:text-transform="none" fo:color="#000000" style:text-outline="false" style:text-line-through-style="none" style:text-line-through-type="none" style:font-name="FreeSans" fo:font-size="14pt" fo:text-shadow="none" style:text-underline-style="none" style:letter-kerning="true" style:font-name-asian="DejaVu Sans" style:font-name-complex="Noto Sans2" style:text-emphasize="none" style:font-relief="none" style:text-overline-style="none" style:text-overline-color="font-color"/>
    </style:style>
    <style:style style:name="gr1" style:family="graphic">
      <style:graphic-properties draw:stroke="none" svg:stroke-color="#000000" draw:fill="none" draw:fill-color="#ffffff" fo:min-height="0.542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538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style:run-through="foreground" style:wrap="left" style:number-wrapped-paragraphs="no-limit" style:wrap-contour="true" style:wrap-contour-mode="full" style:vertical-pos="from-top" style:vertical-rel="paragraph" style:horizontal-pos="from-left" style:horizontal-rel="paragraph"/>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3.995cm" fo:min-width="2.298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000000" draw:marker-start="" draw:marker-start-width="0.199cm" draw:marker-start-center="false" draw:marker-end="Arrow" draw:marker-end-width="0.3cm" draw:marker-end-center="false" draw:fill="solid" draw:fill-color="#81d41a"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style:run-through="foreground" style:wrap="none" style:vertical-pos="from-top" style:vertical-rel="paragraph" style:horizontal-pos="center" style:horizontal-rel="paragraph" draw:wrap-influence-on-position="once-concurrent" loext:allow-overlap="true" style:flow-with-text="false"/>
    </style:style>
    <style:style style:name="gr11" style:family="graphic">
      <style:graphic-properties svg:stroke-color="#000000" draw:fill="solid" draw:fill-color="#ffffff" draw:textarea-vertical-align="middle" style:run-through="foreground"/>
    </style:style>
    <style:style style:name="gr12"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justify" fo:min-height="1.75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justify" fo:min-height="0.75cm" fo:padding-top="0.125cm" fo:padding-bottom="0.125cm" fo:padding-left="0.25cm" fo:padding-right="0.25cm" draw:shadow="hidden" draw:shadow-offset-x="0.199cm" draw:shadow-offset-y="0.199cm" draw:shadow-color="#808080" style:run-through="foreground"/>
      <style:paragraph-properties style:writing-mode="lr-tb"/>
    </style:style>
    <style:style style:name="gr14"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justify" fo:min-height="0.649cm" fo:padding-top="0.125cm" fo:padding-bottom="0.125cm" fo:padding-left="0.25cm" fo:padding-right="0.25cm" draw:shadow="hidden" draw:shadow-offset-x="0.199cm" draw:shadow-offset-y="0.199cm" draw:shadow-color="#808080" style:run-through="foreground"/>
      <style:paragraph-properties style:writing-mode="lr-tb"/>
    </style:style>
    <style:style style:name="gr15"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paragraph-properties style:writing-mode="lr-tb"/>
    </style:style>
    <style:style style:name="gr16"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1.75cm" fo:min-width="5.699cm" fo:padding-top="0.125cm" fo:padding-bottom="0.125cm" fo:padding-left="0.25cm" fo:padding-right="0.25cm" draw:shadow="hidden" draw:shadow-offset-x="0.199cm" draw:shadow-offset-y="0.199cm" draw:shadow-color="#808080" style:run-through="foreground"/>
      <style:paragraph-properties style:writing-mode="lr-tb"/>
    </style:style>
    <style:style style:name="gr17" style:family="graphic">
      <style:graphic-properties svg:stroke-color="#000000" draw:marker-end="Arrow" draw:marker-end-width="0.3cm" draw:fill="solid" draw:fill-color="#ffffff" draw:textarea-vertical-align="middle" style:run-through="foreground"/>
    </style:style>
    <style:style style:name="gr18"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649cm" fo:min-width="1.199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justify" fo:min-height="0.503cm" fo:padding-top="0.125cm" fo:padding-bottom="0.125cm" fo:padding-left="0.25cm" fo:padding-right="0.25cm" draw:shadow="hidden" draw:shadow-offset-x="0.199cm" draw:shadow-offset-y="0.199cm" draw:shadow-color="#808080" style:run-through="foreground"/>
      <style:paragraph-properties style:writing-mode="lr-tb"/>
    </style:style>
    <style:style style:name="gr20"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justify" fo:min-height="1.249cm" fo:padding-top="0.125cm" fo:padding-bottom="0.125cm" fo:padding-left="0.25cm" fo:padding-right="0.25cm" draw:shadow="hidden" draw:shadow-offset-x="0.199cm" draw:shadow-offset-y="0.199cm" draw:shadow-color="#808080" style:run-through="foreground"/>
      <style:paragraph-properties style:writing-mode="lr-tb"/>
    </style:style>
    <style:style style:name="gr21" style:family="graphic">
      <style:graphic-properties draw:stroke="none" draw:stroke-dash="Dashed_20__28_var_29__20_4" svg:stroke-width="0cm" svg:stroke-color="#000000" draw:marker-start="" draw:marker-start-width="0.199cm" draw:marker-start-center="false" draw:marker-end="" draw:marker-end-width="0.199cm" draw:marker-end-center="false" draw:fill="none" draw:fill-color="#ffffff" draw:textarea-horizontal-align="justify" fo:min-height="2.517cm" fo:padding-top="0.125cm" fo:padding-bottom="0.125cm" fo:padding-left="0.25cm" fo:padding-right="0.25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Garbage collection methods in programming languages</text:p>
      <text:p text:style-name="P1"/>
      <text:p text:style-name="P1"/>
      <text:p text:style-name="P1"/>
      <text:p text:style-name="P1"/>
      <text:p text:style-name="P1">Most of the applications we use today are dynamic. These applications make use of a concept called dynamic memory allocation, as we don’t have a way to know before-hand , the memory requirements of the program. For instance – let’s say we have a program which sorts integers and we ask our user to provide us the numbers with a slight difference, we don’t know how many numbers the user will feed to our program. So, for this problem, we use what we call as dynamically alloted arrays, which don’t have a fixed size. Now the following question would be where do we allocate memory for these dynamic entities , how is this memory managed and made inactive.We will deal with these questions in following sections.</text:p>
      <text:p text:style-name="P1"/>
      <text:p text:style-name="P1"/>
      <text:p text:style-name="P3"><text:span text:style-name="T1">When we talk about statically allocated memory(or memory declared at compile time), it is allocated on the program stack, but dynamically allocated memory(by </text:span><text:span text:style-name="T2">malloc()</text:span><text:span text:style-name="T5"> </text:span><text:span text:style-name="T1">or </text:span><text:span text:style-name="T2">new</text:span><text:span text:style-name="T1">) is provided by the heap.Our program uses this heap memory and when a </text:span><text:span text:style-name="T2">free( )</text:span><text:span text:style-name="T1"> function is called , we lose(or release) the memory.For every allocation we should ideally </text:span><text:span text:style-name="T2">free()</text:span><text:span text:style-name="T1"> it after we use it, but as all things , we don’t have this kind of an ideal situation wherein, every alloc has a corresponding free() call.Garbage memory is the memory which is not pointed by any external pointer,or cannot be reached by traversing recursively inside the heap, starting with an external pointer.</text:span></text:p>
      <text:p text:style-name="P1"><draw:g text:anchor-type="paragraph" draw:z-index="0" draw:name="Shape1" draw:style-name="gr10"><draw:line draw:style-name="gr11" draw:text-style-name="P24" svg:x1="3.801cm" svg:y1="3.504cm" svg:x2="3.801cm" svg:y2="12.204cm"><text:p/></draw:line><draw:line draw:style-name="gr11" draw:text-style-name="P24" svg:x1="10.001cm" svg:y1="3.504cm" svg:x2="10.001cm" svg:y2="12.104cm"><text:p/></draw:line><draw:line draw:style-name="gr11" draw:text-style-name="P24" svg:x1="3.801cm" svg:y1="3.504cm" svg:x2="10.001cm" svg:y2="3.504cm"><text:p/></draw:line><draw:line draw:style-name="gr11" draw:text-style-name="P24" svg:x1="3.801cm" svg:y1="12.104cm" svg:x2="10.001cm" svg:y2="12.104cm"><text:p/></draw:line><draw:line draw:style-name="gr11" draw:text-style-name="P24" svg:x1="3.801cm" svg:y1="10.704cm" svg:x2="10.001cm" svg:y2="10.704cm"><text:p/></draw:line><draw:line draw:style-name="gr11" draw:text-style-name="P24" svg:x1="3.801cm" svg:y1="9.303cm" svg:x2="10.001cm" svg:y2="9.303cm"><text:p/></draw:line><draw:line draw:style-name="gr11" draw:text-style-name="P24" svg:x1="3.801cm" svg:y1="8.003cm" svg:x2="10.001cm" svg:y2="8.003cm"><text:p/></draw:line><draw:line draw:style-name="gr11" draw:text-style-name="P24" svg:x1="3.801cm" svg:y1="6.703cm" svg:x2="10.001cm" svg:y2="6.703cm"><text:p/></draw:line><draw:line draw:style-name="gr11" draw:text-style-name="P24" svg:x1="3.801cm" svg:y1="5.304cm" svg:x2="10.001cm" svg:y2="5.304cm"><text:p/></draw:line><draw:frame draw:style-name="gr12" draw:text-style-name="P25" svg:width="1.2cm" svg:height="2.001cm" svg:x="3.2cm" svg:y="1.404cm"><draw:text-box><text:p/></draw:text-box></draw:frame><draw:frame draw:style-name="gr13" draw:text-style-name="P25" svg:width="3.402cm" svg:height="1.001cm" svg:x="0.3cm" svg:y="3.903cm"><draw:text-box><text:p text:style-name="P26"><text:span text:style-name="T16">0x00120</text:span></text:p></draw:text-box></draw:frame><draw:frame draw:style-name="gr14" draw:text-style-name="P25" svg:width="3.001cm" svg:height="0.9cm" svg:x="0.3cm" svg:y="5.442cm"><draw:text-box><text:p text:style-name="P26"><text:span text:style-name="T16">0x00124</text:span></text:p></draw:text-box></draw:frame><draw:frame draw:style-name="gr14" draw:text-style-name="P25" svg:width="3.001cm" svg:height="0.9cm" svg:x="0.3cm" svg:y="6.904cm"><draw:text-box><text:p text:style-name="P26"><text:span text:style-name="T16">0x00128</text:span></text:p></draw:text-box></draw:frame><draw:frame draw:style-name="gr14" draw:text-style-name="P25" svg:width="3.001cm" svg:height="0.9cm" svg:x="0.3cm" svg:y="8.204cm"><draw:text-box><text:p text:style-name="P26"><text:span text:style-name="T16">0x00132</text:span></text:p></draw:text-box></draw:frame><draw:frame draw:style-name="gr14" draw:text-style-name="P25" svg:width="3.001cm" svg:height="0.9cm" svg:x="0.3cm" svg:y="9.604cm"><draw:text-box><text:p text:style-name="P26"><text:span text:style-name="T16">0x00136</text:span></text:p></draw:text-box></draw:frame><draw:frame draw:style-name="gr15" draw:text-style-name="P25" svg:width="3.001cm" svg:height="0.902cm" svg:x="0.3cm" svg:y="10.941cm"><draw:text-box><text:p text:style-name="P26"><text:span text:style-name="T16">0x00140</text:span></text:p></draw:text-box></draw:frame><draw:custom-shape draw:style-name="gr16" draw:text-style-name="P27" svg:width="6.201cm" svg:height="2.001cm" svg:x="3.8cm" svg:y="1.505cm"><text:p/><draw:enhanced-geometry svg:viewBox="0 0 21600 21600" draw:type="rectangle" draw:enhanced-path="M 0 0 L 21600 0 21600 21600 0 21600 0 0 Z N"/></draw:custom-shape><draw:frame draw:style-name="gr13" draw:text-style-name="P25" svg:width="3.901cm" svg:height="1.001cm" svg:x="5.8cm" svg:y="2.104cm"><draw:text-box><text:p text:style-name="P26"><text:span text:style-name="T16">HEAP</text:span></text:p></draw:text-box></draw:frame><draw:line draw:style-name="gr11" draw:text-style-name="P24" svg:x1="5.201cm" svg:y1="3.504cm" svg:x2="3.801cm" svg:y2="5.104cm"><text:p/></draw:line><draw:line draw:style-name="gr11" draw:text-style-name="P24" svg:x1="6.3cm" svg:y1="3.504cm" svg:x2="4.8cm" svg:y2="5.304cm"><text:p/></draw:line><draw:line draw:style-name="gr11" draw:text-style-name="P24" svg:x1="7.8cm" svg:y1="3.504cm" svg:x2="6.3cm" svg:y2="5.304cm"><text:p/></draw:line><draw:line draw:style-name="gr11" draw:text-style-name="P24" svg:x1="7.1cm" svg:y1="3.504cm" svg:x2="5.6cm" svg:y2="5.304cm"><text:p/></draw:line><draw:line draw:style-name="gr11" draw:text-style-name="P24" svg:x1="5.802cm" svg:y1="3.504cm" svg:x2="4.302cm" svg:y2="5.304cm"><text:p/></draw:line><draw:line draw:style-name="gr11" draw:text-style-name="P24" svg:x1="8.6cm" svg:y1="3.504cm" svg:x2="7.1cm" svg:y2="5.304cm"><text:p/></draw:line><draw:line draw:style-name="gr11" draw:text-style-name="P24" svg:x1="9.402cm" svg:y1="3.504cm" svg:x2="7.902cm" svg:y2="5.304cm"><text:p/></draw:line><draw:line draw:style-name="gr11" draw:text-style-name="P24" xml:id="id1" draw:id="id1" svg:x1="10cm" svg:y1="3.504cm" svg:x2="8.6cm" svg:y2="5.304cm"><text:p/></draw:line><draw:line draw:style-name="gr11" draw:text-style-name="P24" svg:x1="10cm" svg:y1="4.504cm" svg:x2="9.3cm" svg:y2="5.304cm"><text:p/></draw:line><draw:line draw:style-name="gr11" draw:text-style-name="P24" svg:x1="4.501cm" svg:y1="3.504cm" svg:x2="3.801cm" svg:y2="4.304cm"><text:p/></draw:line><draw:connector draw:style-name="gr17" draw:text-style-name="P24" draw:type="line" svg:x1="12.569cm" svg:y1="4.381cm" svg:x2="10cm" svg:y2="4.403cm" draw:end-shape="id1" draw:end-glue-point="1" svg:d="M12569 4381l-2569 22" svg:viewBox="0 0 2570 25"><text:p/></draw:connector><draw:custom-shape draw:style-name="gr18" draw:text-style-name="P28" svg:width="1.701cm" svg:height="0.9cm" svg:x="12.7cm" svg:y="4.004cm"><text:p/><draw:enhanced-geometry svg:viewBox="0 0 21600 21600" draw:type="rectangle" draw:enhanced-path="M 0 0 L 21600 0 21600 21600 0 21600 0 0 Z N"/></draw:custom-shape><draw:line draw:style-name="gr11" draw:text-style-name="P24" svg:x1="4.601cm" svg:y1="6.703cm" svg:x2="3.801cm" svg:y2="7.703cm"><text:p/></draw:line><draw:line draw:style-name="gr11" draw:text-style-name="P24" svg:x1="5.2cm" svg:y1="6.703cm" svg:x2="4.1cm" svg:y2="8.003cm"><text:p/></draw:line><draw:line draw:style-name="gr11" draw:text-style-name="P24" svg:x1="5.9cm" svg:y1="6.703cm" svg:x2="4.9cm" svg:y2="8.003cm"><text:p/></draw:line><draw:line draw:style-name="gr11" draw:text-style-name="P24" svg:x1="6.6cm" svg:y1="6.703cm" svg:x2="5.6cm" svg:y2="8.003cm"><text:p/></draw:line><draw:line draw:style-name="gr11" draw:text-style-name="P24" svg:x1="7.5cm" svg:y1="6.703cm" svg:x2="6.5cm" svg:y2="8.003cm"><text:p/></draw:line><draw:line draw:style-name="gr11" draw:text-style-name="P24" svg:x1="8.3cm" svg:y1="6.703cm" svg:x2="7.4cm" svg:y2="8.003cm"><text:p/></draw:line><draw:line draw:style-name="gr11" draw:text-style-name="P24" svg:x1="9.2cm" svg:y1="6.703cm" svg:x2="8.2cm" svg:y2="8.003cm"><text:p/></draw:line><draw:line draw:style-name="gr11" draw:text-style-name="P24" xml:id="id2" draw:id="id2" svg:x1="9.9cm" svg:y1="6.703cm" svg:x2="8.9cm" svg:y2="8.003cm"><text:p/></draw:line><draw:line draw:style-name="gr11" draw:text-style-name="P24" svg:x1="4.902cm" svg:y1="9.303cm" svg:x2="4.302cm" svg:y2="10.703cm"><text:p/></draw:line><draw:line draw:style-name="gr11" draw:text-style-name="P24" svg:x1="5.6cm" svg:y1="9.303cm" svg:x2="5cm" svg:y2="10.703cm"><text:p/></draw:line><draw:line draw:style-name="gr11" draw:text-style-name="P24" svg:x1="6.3cm" svg:y1="9.303cm" svg:x2="5.7cm" svg:y2="10.703cm"><text:p/></draw:line><draw:line draw:style-name="gr11" draw:text-style-name="P24" svg:x1="7.1cm" svg:y1="9.303cm" svg:x2="6.5cm" svg:y2="10.703cm"><text:p/></draw:line><draw:line draw:style-name="gr11" draw:text-style-name="P24" svg:x1="7.9cm" svg:y1="9.303cm" svg:x2="7.3cm" svg:y2="10.703cm"><text:p/></draw:line><draw:line draw:style-name="gr11" draw:text-style-name="P24" svg:x1="8.6cm" svg:y1="9.303cm" svg:x2="8cm" svg:y2="10.703cm"><text:p/></draw:line><draw:line draw:style-name="gr11" draw:text-style-name="P24" svg:x1="9.3cm" svg:y1="9.303cm" svg:x2="8.7cm" svg:y2="10.703cm"><text:p/></draw:line><draw:line draw:style-name="gr11" draw:text-style-name="P24" svg:x1="9.9cm" svg:y1="9.303cm" svg:x2="9.3cm" svg:y2="10.703cm"><text:p/></draw:line><draw:line draw:style-name="gr11" draw:text-style-name="P24" svg:x1="4.401cm" svg:y1="9.303cm" svg:x2="3.801cm" svg:y2="10.703cm"><text:p/></draw:line><draw:connector draw:style-name="gr17" draw:text-style-name="P24" draw:type="line" svg:x1="12.568cm" svg:y1="10.188cm" svg:x2="10.001cm" svg:y2="10.213cm" svg:d="M12568 10188l-2567 25" svg:viewBox="0 0 2568 26"><text:p/></draw:connector><draw:custom-shape draw:style-name="gr18" draw:text-style-name="P28" svg:width="1.701cm" svg:height="0.9cm" svg:x="12.7cm" svg:y="9.804cm"><text:p/><draw:enhanced-geometry svg:viewBox="0 0 21600 21600" draw:type="rectangle" draw:enhanced-path="M 0 0 L 21600 0 21600 21600 0 21600 0 0 Z N"/></draw:custom-shape><draw:frame draw:style-name="gr19" draw:text-style-name="P25" svg:width="1.301cm" svg:height="0.796cm" svg:x="12.899cm" svg:y="4.004cm"><draw:text-box><text:p text:style-name="P26"><text:span text:style-name="T16">p1</text:span></text:p></draw:text-box></draw:frame><draw:frame draw:style-name="gr19" draw:text-style-name="P25" svg:width="1.301cm" svg:height="0.796cm" svg:x="12.899cm" svg:y="10.005cm"><draw:text-box><text:p text:style-name="P26"><text:span text:style-name="T16">p2</text:span></text:p></draw:text-box></draw:frame><draw:frame draw:style-name="gr20" draw:text-style-name="P25" svg:width="5.901cm" svg:height="1.5cm" svg:x="10.8cm" svg:y="1.404cm"><draw:text-box><text:p text:style-name="P26"><text:span text:style-name="T16">p1 and p2 are pointers</text:span></text:p></draw:text-box></draw:frame><draw:connector draw:style-name="gr17" draw:text-style-name="P24" draw:type="line" svg:x1="9.901cm" svg:y1="7.352cm" svg:x2="12.471cm" svg:y2="7.387cm" draw:start-shape="id2" draw:start-glue-point="1" svg:d="M9901 7352l2570 35" svg:viewBox="0 0 2572 37"><text:p/></draw:connector><draw:frame draw:style-name="gr21" draw:text-style-name="P25" svg:width="3.7cm" svg:height="2.969cm" svg:x="12.4cm" svg:y="6.803cm"><draw:text-box><text:p text:style-name="P26"><text:span text:style-name="T16">NO pointer pointing to this memory , hence this is garbage.</text:span></text:p></draw:text-box></draw:frame></draw:g></text:p>
      <text:p text:style-name="P2"/>
      <text:p text:style-name="P1"><text:soft-page-break/></text:p>
      <text:p text:style-name="P2"/>
      <text:p text:style-name="P3"/>
      <text:p text:style-name="P3"/>
      <text:p text:style-name="P3"><text:span text:style-name="T1">A garbage collector is a program and its only function is to reclaim the “not-in-use” but “allocated” memory(garbage memory). This becomes very important when we consider a language such as JAVA. Java does not offer a </text:span><text:span text:style-name="T2">free()</text:span><text:span text:style-name="T1"> function, so how does it free its heap memory?It uses a garbage collector. Garbage collector (when it runs) stops the execution of all other running threads and frees the memory and then resumes the workflow.</text:span></text:p>
      <text:p text:style-name="P3"><text:span text:style-name="T1"/></text:p>
      <text:p text:style-name="P17"><text:span text:style-name="T1">Techniques for garbage collection:</text:span></text:p>
      <text:p text:style-name="P8"><text:span text:style-name="T1"><text:tab/></text:span></text:p>
      <text:p text:style-name="P7"><text:span text:style-name="T11">In this section we </text:span><text:span text:style-name="T12">shall</text:span><text:span text:style-name="T11"> discuss about some of the most common </text:span><text:span text:style-name="T6">garbage collection techniques.</text:span></text:p>
      <text:p text:style-name="P11"><text:span text:style-name="T1">1)</text:span><text:span text:style-name="T7"> Mark and Sweep(Tracing Collection)</text:span></text:p>
      <text:p text:style-name="P11"><text:span text:style-name="T7">2) Stop and copy</text:span></text:p>
      <text:p text:style-name="P11"><text:span text:style-name="T7">3) Conservative Collection</text:span></text:p>
      <text:p text:style-name="P11"><text:span text:style-name="T7"/></text:p>
      <text:p text:style-name="P9"><text:span text:style-name="T3">Mark and Sweep:</text:span></text:p>
      <text:p text:style-name="P12"><text:span text:style-name="T1">In this technique, we generate a list of external pointers, which point to some heap entity. We also have a flag variable(or a boolean variable) for each heap element to signify if it is </text:span><text:span text:style-name="T3">active</text:span><text:span text:style-name="T1"> or </text:span><text:span text:style-name="T3">inactive.</text:span></text:p>
      <text:p text:style-name="P12"><text:span text:style-name="T1">Initially we have all the elements as inactive or garbage. We then , traverse all pointers in the pointer-list one by one </text:span><text:span text:style-name="T5">recursively. </text:span><text:span text:style-name="T8">We can know the inside pointer locations with respect to each heap element</text:span><text:span text:style-name="T9">(or we can call this an offset wrt the heap elements)</text:span><text:span text:style-name="T8"> with the help of a </text:span><text:span text:style-name="T4">type descriptor table.</text:span></text:p>
      <text:p text:style-name="P12"><text:span text:style-name="T4"/></text:p>
      <text:p text:style-name="P16"><text:span text:style-name="T1">Algorithm Outline:</text:span></text:p>
      <text:p text:style-name="P13"><text:span text:style-name="T8"/></text:p>
      <text:p text:style-name="P14"><text:span text:style-name="T8">1) Initialize all heap memory to inactive or garbage.</text:span></text:p>
      <text:p text:style-name="P14"><text:span text:style-name="T8">2) Gather all named pointers, traverse through them making all memory active , if we can reach there.</text:span></text:p>
      <text:p text:style-name="P14"><text:span text:style-name="T8">3) Stop traversing when we reach any “NULL” or a memory such that we marked it active already.</text:span></text:p>
      <text:p text:style-name="P14"><text:span text:style-name="T8">4) Now all the memory marked active is still in use and pointed to by some named pointer, and all the memory which is marked inactive is the garbage memory.</text:span></text:p>
      <text:p text:style-name="P14"><draw:g text:anchor-type="paragraph" draw:z-index="1" draw:name="Shape2" draw:style-name="gr3"><draw:custom-shape draw:style-name="gr4" draw:text-style-name="P21" svg:width="2.8cm" svg:height="4.246cm" svg:x="14.617cm" svg:y="0.469cm"><text:p/><draw:enhanced-geometry svg:viewBox="0 0 21600 21600" draw:type="rectangle" draw:enhanced-path="M 0 0 L 21600 0 21600 21600 0 21600 0 0 Z N"/></draw:custom-shape><draw:line draw:style-name="gr5" draw:text-style-name="P21" svg:x1="14.617cm" svg:y1="4.051cm" svg:x2="17.417cm" svg:y2="4.051cm"><text:p/></draw:line><draw:line draw:style-name="gr6" draw:text-style-name="P21" svg:x1="16.038cm" svg:y1="4.052cm" svg:x2="16.038cm" svg:y2="3.123cm"><text:p/></draw:line><draw:line draw:style-name="gr7" draw:text-style-name="P21" svg:x1="14.617cm" svg:y1="4.051cm" svg:x2="17.417cm" svg:y2="4.051cm"><text:p/></draw:line><draw:line draw:style-name="gr8" draw:text-style-name="P22" svg:x1="14.617cm" svg:y1="1.166cm" svg:x2="17.417cm" svg:y2="1.166cm"><text:p/></draw:line><draw:line draw:style-name="gr9" draw:text-style-name="P23" svg:x1="15.995cm" svg:y1="1.166cm" svg:x2="15.995cm" svg:y2="2.128cm"><text:p/></draw:line></draw:g><text:span text:style-name="T8"/></text:p>
      <text:p text:style-name="P14"><draw:frame text:anchor-type="paragraph" draw:z-index="2" draw:name="Shape3" draw:style-name="gr2" draw:text-style-name="P20" svg:width="1.773cm" svg:height="0.539cm" svg:x="15.141cm" svg:y="0.141cm"><draw:text-box><text:p text:style-name="P19"><text:span text:style-name="T15">HEAP</text:span></text:p></draw:text-box></draw:frame><text:span text:style-name="T5">Why this is not a good solution?</text:span><text:span text:style-name="T8"> </text:span></text:p>
      <text:p text:style-name="P14"><draw:frame text:anchor-type="paragraph" draw:z-index="3" draw:name="Shape4" draw:style-name="gr1" draw:text-style-name="P18" svg:width="1.509cm" svg:height="0.542cm" svg:x="15.353cm" svg:y="3.2cm"><draw:text-box><text:p><text:span text:style-name="T14">STACK</text:span></text:p></draw:text-box></draw:frame><text:span text:style-name="T8">As we observe in the outline, this algorithm uses recursion, also we realise that this algorithm is meant to be </text:span><text:span text:style-name="T10">run when we are nearing the full capacity of the heap, and at such a time , memory is of great essence. Recursion would make the stack grow very fast and considering heap also has grown significantly,and they both grow in opposite directions, there are chances we might overshoot the program memory.</text:span></text:p>
      <text:p text:style-name="P14"><text:span text:style-name="T10"/></text:p>
      <text:p text:style-name="P14"><text:span text:style-name="T10"/></text:p>
      <text:p text:style-name="P15"><text:span text:style-name="T10"/></text:p>
      <text:p text:style-name="P15"><text:span text:style-name="T10">S</text:span><text:span text:style-name="T8">o , a </text:span><text:span text:style-name="T5">better solution</text:span><text:span text:style-name="T8"> would be the one which does not use recursion , and still gets the job done.</text:span></text:p>
      <text:p text:style-name="P15"><text:span text:style-name="T8">One such solution is the </text:span><text:span text:style-name="T5">2-pointer method </text:span><text:span text:style-name="T8">for traversing structures with nested pointers such as trees.</text:span></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oft-page-break/><text:span text:style-name="T8"/></text:p>
      <text:p text:style-name="P10"><text:span text:style-name="T1">2-Pointer method:</text:span></text:p>
      <text:p text:style-name="P10"><text:span text:style-name="T1"/></text:p>
      <text:p text:style-name="P10"><text:span text:style-name="T1"><text:tab/></text:span><text:span text:style-name="T13">As the name suggests, in this technique we use 2 pointers namely “prev” and “curr”, if we consider tree as an example of the structure to traverse, the “prev” pointer is initialised to NULL, and the “curr” pointer is initialised to root of the tre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wiss" style:font-pitch="variable"/>
    <style:font-face style:name="FreeSans1" svg:font-family="FreeSans" style:font-family-generic="swiss" style:font-pitch="variable"/>
    <style:font-face style:name="FreeSans" svg:font-family="FreeSans" style:font-adornments="Regular" style:font-family-generic="swiss" style:font-pitch="variable"/>
    <style:font-face style:name="Liberation Serif1" svg:font-family="'Liberation Serif'" style:font-family-generic="swiss"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Noto Sans Devanagari1" svg:font-family="'Noto Sans Devanagari'" style:font-family-generic="swiss" style:font-pitch="variable"/>
    <style:font-face style:name="Noto Serif CJK SC1" svg:font-family="'Noto Serif CJK SC'"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draw:marker draw:name="Arrow" svg:viewBox="0 0 20 30" svg:d="M10 0l-10 30h20z"/>
    <draw:stroke-dash draw:name="Dashed_20__28_var_29__20_4" draw:display-name="Dashed (var)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IN" style:letter-kerning="true" style:font-name-asian="Noto Serif CJK SC" style:font-size-asian="10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0pt" fo:language="en" fo:country="IN" style:letter-kerning="true" style:font-name-asian="Noto Serif CJK SC" style:font-size-asian="10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IN" style:letter-kerning="tru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2T04:09:32</meta:creation-date>
    <dc:language>en-IN</dc:language>
    <dc:date>2020-05-27T00:38:29.832728450</dc:date>
    <meta:editing-cycles>11</meta:editing-cycles>
    <meta:editing-duration>PT4H52M14S</meta:editing-duration>
    <meta:generator>LibreOffice/6.4.3.2$Linux_X86_64 LibreOffice_project/40$Build-2</meta:generator>
    <meta:document-statistic meta:table-count="0" meta:image-count="0" meta:object-count="0" meta:page-count="3" meta:paragraph-count="24" meta:word-count="677" meta:character-count="3923" meta:non-whitespace-character-count="3265"/>
  </office:meta>
</office:document-meta>
</file>